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Montserrat" svg:font-family="Montserrat"/>
    <style:font-face style:name="Proxima Nova" svg:font-family="'Proxima Nova'"/>
    <style:font-face style:name="Times New Roman" svg:font-family="'Times New Roman'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007in" fo:margin-left="0.0104in" table:align="left"/>
    </style:style>
    <style:style style:name="Table1.A" style:family="table-column">
      <style:table-column-properties style:column-width="4.6326in"/>
    </style:style>
    <style:style style:name="Table1.B" style:family="table-column">
      <style:table-column-properties style:column-width="1.7681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end" style:justify-single-word="false" style:writing-mode="rl-tb"/>
      <style:text-properties officeooo:paragraph-rsid="0003dde9"/>
    </style:style>
    <style:style style:name="P2" style:family="paragraph" style:parent-style-name="Standard">
      <loext:graphic-properties draw:fill="solid" draw:fill-color="#92d050"/>
      <style:paragraph-properties fo:text-align="end" style:justify-single-word="false" fo:background-color="#92d050" style:writing-mode="rl-tb"/>
      <style:text-properties officeooo:paragraph-rsid="0003dde9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3dde9" style:font-name-complex="Calibri1"/>
    </style:style>
    <style:style style:name="P4" style:family="paragraph" style:parent-style-name="Standard">
      <loext:graphic-properties draw:fill="solid" draw:fill-color="#92d050"/>
      <style:paragraph-properties fo:text-align="end" style:justify-single-word="false" fo:background-color="#92d050" style:writing-mode="rl-tb"/>
      <style:text-properties officeooo:paragraph-rsid="0003dde9" style:font-name-complex="Calibri1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3dde9" officeooo:paragraph-rsid="0003dde9" style:font-name-complex="Calibri1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3dde9" officeooo:paragraph-rsid="0009db31" style:font-name-complex="Calibri1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9db31" officeooo:paragraph-rsid="0009db31" style:font-name-complex="Calibri1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97349" officeooo:paragraph-rsid="00097349"/>
    </style:style>
    <style:style style:name="P9" style:family="paragraph" style:parent-style-name="Standard">
      <style:paragraph-properties fo:text-align="center" style:justify-single-word="false" style:writing-mode="rl-tb"/>
      <style:text-properties fo:font-weight="bold" officeooo:rsid="0009db31" officeooo:paragraph-rsid="0009db31" style:font-weight-asian="bold" style:font-name-complex="Calibri1" style:font-weight-complex="bold"/>
    </style:style>
    <style:style style:name="P10" style:family="paragraph" style:parent-style-name="Standard">
      <style:paragraph-properties fo:text-align="start" style:justify-single-word="false" style:writing-mode="rl-tb"/>
      <style:text-properties fo:font-variant="normal" fo:text-transform="none" fo:color="#222222" style:font-name="arial" fo:font-size="9pt" fo:letter-spacing="normal" fo:font-style="normal" fo:font-weight="normal" officeooo:paragraph-rsid="0009db31"/>
    </style:style>
    <style:style style:name="P11" style:family="paragraph" style:parent-style-name="Standard">
      <style:paragraph-properties fo:orphans="2" fo:widows="2"/>
      <style:text-properties fo:font-size="9pt"/>
    </style:style>
    <style:style style:name="P12" style:family="paragraph" style:parent-style-name="Standard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/>
    </style:style>
    <style:style style:name="P13" style:family="paragraph" style:parent-style-name="Standard" style:master-page-name="Standard">
      <loext:graphic-properties draw:fill="solid" draw:fill-color="#92d050"/>
      <style:paragraph-properties fo:text-align="end" style:justify-single-word="false" style:page-number="auto" fo:background-color="#92d050" style:writing-mode="rl-tb"/>
      <style:text-properties officeooo:paragraph-rsid="0003dde9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15" style:family="paragraph" style:parent-style-name="Text_20_body">
      <style:paragraph-properties fo:margin-top="0.139in" fo:margin-bottom="0in" loext:contextual-spacing="false" fo:line-height="168%" fo:orphans="2" fo:widows="2" style:writing-mode="lr-tb"/>
      <style:text-properties fo:font-variant="normal" fo:text-transform="none" fo:color="#000000" style:font-name="Proxima Nova" fo:font-size="11pt" fo:letter-spacing="normal" fo:font-style="normal" fo:font-weight="normal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68%" fo:orphans="2" fo:widows="2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17" style:family="paragraph" style:parent-style-name="Text_20_body">
      <style:paragraph-properties fo:margin-top="0in" fo:margin-bottom="0in" loext:contextual-spacing="false" fo:orphans="2" fo:widows="2"/>
      <style:text-properties fo:color="#222222" fo:font-size="9pt"/>
    </style:style>
    <style:style style:name="P18" style:family="paragraph" style:parent-style-name="Text_20_body">
      <style:paragraph-properties fo:margin-top="0in" fo:margin-bottom="0in" loext:contextual-spacing="false" fo:orphans="2" fo:widows="2" style:writing-mode="lr-tb"/>
      <style:text-properties fo:font-size="9pt"/>
    </style:style>
    <style:style style:name="P19" style:family="paragraph" style:parent-style-name="Text_20_body">
      <style:paragraph-properties fo:margin-top="0in" fo:margin-bottom="0in" loext:contextual-spacing="false" fo:orphans="2" fo:widows="2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20" style:family="paragraph" style:parent-style-name="Text_20_body">
      <style:paragraph-properties fo:margin-top="0in" fo:margin-bottom="0in" loext:contextual-spacing="false" fo:orphans="2" fo:widows="2" style:writing-mode="lr-tb"/>
      <style:text-properties fo:font-variant="normal" fo:text-transform="none" fo:color="#000000" style:font-name="arial" fo:font-size="9pt" fo:letter-spacing="normal" fo:font-style="normal" fo:font-weight="normal"/>
    </style:style>
    <style:style style:name="P21" style:family="paragraph" style:parent-style-name="Text_20_body">
      <style:paragraph-properties fo:margin-top="0in" fo:margin-bottom="0in" loext:contextual-spacing="false" fo:orphans="2" fo:widows="2" style:writing-mode="lr-tb"/>
      <style:text-properties fo:color="#000000" style:font-name="Montserrat" fo:font-size="12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4pt" fo:letter-spacing="normal" fo:font-style="normal" fo:font-weight="bold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color="#000000" style:font-name="arial" fo:font-size="9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size="9pt"/>
    </style:style>
    <style:style style:name="P25" style:family="paragraph" style:parent-style-name="List_20_Paragraph">
      <style:text-properties officeooo:paragraph-rsid="0003dde9" style:font-name-complex="Calibri1"/>
    </style:style>
    <style:style style:name="P26" style:family="paragraph" style:parent-style-name="List_20_Paragraph" style:list-style-name="WWNum1">
      <style:paragraph-properties fo:text-align="end" style:justify-single-word="false" style:writing-mode="rl-tb"/>
      <style:text-properties officeooo:paragraph-rsid="0003dde9"/>
    </style:style>
    <style:style style:name="P27" style:family="paragraph" style:parent-style-name="List_20_Paragraph" style:list-style-name="WWNum1">
      <style:paragraph-properties fo:text-align="end" style:justify-single-word="false" style:writing-mode="rl-tb"/>
      <style:text-properties officeooo:paragraph-rsid="00067e28"/>
    </style:style>
    <style:style style:name="P28" style:family="paragraph" style:parent-style-name="List_20_Paragraph">
      <style:paragraph-properties fo:text-align="end" style:justify-single-word="false" style:writing-mode="rl-tb"/>
      <style:text-properties officeooo:paragraph-rsid="0003dde9"/>
    </style:style>
    <style:style style:name="P29" style:family="paragraph" style:parent-style-name="List_20_Paragraph">
      <style:paragraph-properties fo:text-align="end" style:justify-single-word="false" style:writing-mode="rl-tb"/>
      <style:text-properties officeooo:paragraph-rsid="0003dde9" style:font-name-complex="Calibri1"/>
    </style:style>
    <style:style style:name="P30" style:family="paragraph" style:parent-style-name="List_20_Paragraph" style:list-style-name="WWNum1">
      <style:paragraph-properties fo:text-align="end" style:justify-single-word="false" style:writing-mode="rl-tb"/>
      <style:text-properties officeooo:rsid="00084f29" officeooo:paragraph-rsid="00084f29"/>
    </style:style>
    <style:style style:name="P31" style:family="paragraph" style:parent-style-name="List_20_Paragraph" style:list-style-name="WWNum1">
      <style:paragraph-properties fo:text-align="end" style:justify-single-word="false" style:writing-mode="rl-tb"/>
      <style:text-properties officeooo:rsid="00097349" officeooo:paragraph-rsid="00097349"/>
    </style:style>
    <style:style style:name="P32" style:family="paragraph" style:parent-style-name="List_20_Paragraph">
      <style:paragraph-properties fo:margin-left="1.5in" fo:margin-right="0in" fo:text-align="end" style:justify-single-word="false" fo:text-indent="0in" style:auto-text-indent="false" style:writing-mode="rl-tb"/>
      <style:text-properties officeooo:paragraph-rsid="0003dde9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style:font-name="arial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color="#000000" style:font-name="Times New Roman" fo:font-size="11pt" fo:background-color="transparen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style:writing-mode="lr-tb"/>
      <style:text-properties fo:color="#000000" style:font-name="Times New Roman" fo:font-size="11pt" fo:background-color="transparent"/>
    </style:style>
    <style:style style:name="P36" style:family="paragraph" style:parent-style-name="Table_20_Contents">
      <style:paragraph-properties fo:margin-top="0in" fo:margin-bottom="0in" loext:contextual-spacing="false" fo:line-height="138%" style:writing-mode="lr-tb"/>
      <style:text-properties fo:color="#000000" style:font-name="Times New Roman" fo:font-size="11pt" fo:background-color="transparent"/>
    </style:style>
    <style:style style:name="P37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color="#000000" style:font-name="Times New Roman" fo:font-size="11pt" fo:background-color="transparent"/>
    </style:style>
    <style:style style:name="P38" style:family="paragraph" style:parent-style-name="Heading_20_3">
      <style:paragraph-properties fo:margin-left="0in" fo:margin-right="0in" fo:margin-top="0.139in" fo:margin-bottom="0.0835in" loext:contextual-spacing="false" fo:line-height="120%" fo:orphans="2" fo:widows="2" fo:text-indent="0in" style:auto-text-indent="false" style:writing-mode="lr-tb"/>
      <style:text-properties fo:font-variant="normal" fo:text-transform="none" fo:color="#283592" style:font-name="Calibri" fo:font-size="16pt" fo:letter-spacing="normal" fo:font-style="normal" fo:font-weight="normal" fo:background-color="transparent"/>
    </style:style>
    <style:style style:name="T1" style:family="text">
      <style:text-properties style:font-name-complex="Calibri1"/>
    </style:style>
    <style:style style:name="T2" style:family="text">
      <style:text-properties officeooo:rsid="0003dde9" style:font-name-complex="Calibri1"/>
    </style:style>
    <style:style style:name="T3" style:family="text">
      <style:text-properties officeooo:rsid="000537e9" style:font-name-complex="Calibri1"/>
    </style:style>
    <style:style style:name="T4" style:family="text">
      <style:text-properties officeooo:rsid="00067e28" style:font-name-complex="Calibri1"/>
    </style:style>
    <style:style style:name="T5" style:family="text">
      <style:text-properties officeooo:rsid="00097349" style:font-name-complex="Calibri1"/>
    </style:style>
    <style:style style:name="T6" style:family="text">
      <style:text-properties officeooo:rsid="0009db31" style:font-name-complex="Calibri1"/>
    </style:style>
    <style:style style:name="T7" style:family="text">
      <style:text-properties fo:font-weight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1pt" fo:background-color="transparent" loext:char-shading-value="0"/>
    </style:style>
    <style:style style:name="T10" style:family="text">
      <style:text-properties fo:color="#000000" style:font-name="Montserrat" fo:font-size="12pt" fo:background-color="#fafafa" loext:char-shading-value="0"/>
    </style:style>
    <style:style style:name="T11" style:family="text">
      <style:text-properties fo:color="#000000" fo:font-weight="bold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Montserrat" fo:font-size="12pt" fo:background-color="#fafafa" loext:char-shading-value="0"/>
    </style:style>
    <style:style style:name="T14" style:family="text">
      <style:text-properties fo:font-variant="normal" fo:text-transform="none" style:font-name="arial" fo:letter-spacing="normal" fo:font-style="normal" fo:font-weight="normal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0000" style:font-name="Montserrat" fo:font-size="12pt" fo:letter-spacing="normal" fo:font-style="normal" fo:font-weight="normal" fo:background-color="#fafafa" loext:char-shading-value="0"/>
    </style:style>
    <style:style style:name="T17" style:family="text">
      <style:text-properties fo:font-variant="normal" fo:text-transform="none" fo:color="#222222" style:font-name="arial" fo:letter-spacing="normal" fo:font-style="normal" fo:font-weight="normal"/>
    </style:style>
    <style:style style:name="T18" style:family="text">
      <style:text-properties officeooo:rsid="0009db31" style:font-weight-asian="bold" style:font-name-complex="Calibri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בר יהודאי</text:span><text:span text:style-name="T1"> – </text:span><text:span text:style-name="T2">חוזים חכמים</text:span></text:p>
      <text:p text:style-name="P4"/>
      <text:p text:style-name="P3"/>
      <text:p text:style-name="P1"><text:span text:style-name="T1"><text:tab/><text:tab/><text:tab/><text:tab/><text:tab/><text:tab/><text:tab/><text:tab/><text:tab/></text:span><text:span text:style-name="T2">10</text:span><text:span text:style-name="T1"> / </text:span><text:span text:style-name="T2">אוקטובר</text:span><text:span text:style-name="T1"> / 2017</text:span></text:p>
      <text:p text:style-name="P3"/>
      <text:p text:style-name="P5"/>
      <text:p text:style-name="P1"><text:span text:style-name="T1">הצעת מחיר </text:span><text:span text:style-name="T2">לחוזה חכם</text:span><text:span text:style-name="T1">:</text:span></text:p>
      <text:p text:style-name="P3"/>
      <text:p text:style-name="P1"><text:span text:style-name="T1">המחיר </text:span><text:span text:style-name="T2">לכתיבת חוזה חכם ב-Solidity</text:span><text:span text:style-name="T1"> יבוצע על פי התעריף הבא:</text:span></text:p>
      <text:p text:style-name="P3"/>
      <text:list xml:id="list7601111646301758273" text:style-name="WWNum1">
        <text:list-item>
          <text:p text:style-name="P27"><text:span text:style-name="T1">המחיר הוא </text:span><text:span text:style-name="T2">1</text:span><text:span text:style-name="T3">5</text:span><text:span text:style-name="T2">00</text:span><text:span text:style-name="T1"> ₪ ל</text:span><text:span text:style-name="T2">יום פיתוח </text:span><text:span text:style-name="T3">מוער</text:span><text:span text:style-name="T4">ך ו-</text:span><text:span text:style-name="T3">5</text:span><text:span text:style-name="T2">00</text:span><text:span text:style-name="T4"> ₪ ליום בדיקה מוערך</text:span></text:p>
        </text:list-item>
      </text:list>
      <text:p text:style-name="P28"><text:span text:style-name="T1">המחיר כולל </text:span><text:span text:style-name="T4">תיקונים לקוד הנדרשים מביקורת רשמית, המחיר לא כולל תיקונים לקוד הנדרשים משינוי תנאי החוזה.</text:span></text:p>
      <text:p text:style-name="P25"/>
      <text:list xml:id="list114722556183020" text:continue-numbering="true" text:style-name="WWNum1">
        <text:list-item>
          <text:p text:style-name="P30"><text:span text:style-name="T1">החוזה </text:span><text:span text:style-name="T5">יכתב על פי הדרישות בנספח א'</text:span></text:p>
        </text:list-item>
      </text:list>
      <text:p text:style-name="P29"/>
      <text:list xml:id="list114724171014885" text:continue-numbering="true" text:style-name="WWNum1">
        <text:list-item>
          <text:p text:style-name="P31"><text:bookmark text:name="_GoBack"/><text:span text:style-name="T1">הערכת זמן – לחוזה הנדרש מוערך יום אחד של עבודת פיתוח, ויומיים לבדיקה.</text:span></text:p>
        </text:list-item>
      </text:list>
      <text:p text:style-name="P25"/>
      <text:list xml:id="list114723769255128" text:continue-numbering="true" text:style-name="WWNum1">
        <text:list-item>
          <text:p text:style-name="P26"><text:span text:style-name="T1">לוחות זמנים – <text:tab/></text:span><text:span text:style-name="T5">החוזה </text:span><text:span text:style-name="T6">יסתיים</text:span><text:span text:style-name="T5"> בתקופה של </text:span><text:span text:style-name="T6">תוך</text:span><text:span text:style-name="T5">6 ימים מיום האישור, כלומר פעמיים התקופה המוערכת לכל היותר.</text:span></text:p>
        </text:list-item>
      </text:list>
      <text:p text:style-name="P3"/>
      <text:list xml:id="list114723699435842" text:continue-numbering="true" text:style-name="WWNum1">
        <text:list-item>
          <text:p text:style-name="P26"><text:span text:style-name="T1">המחיר אינו כולל מע"מ. התשלום </text:span><text:span text:style-name="T6">יתבצע</text:span><text:span text:style-name="T1"> בהעברה בנקאית, לפי הפרטים הרשומים בחשבונית.</text:span></text:p>
        </text:list-item>
      </text:list>
      <text:p text:style-name="P25"/>
      <text:p text:style-name="P6">החוזים שלנו נכתבים על ידי מתכנתים מקצועיים ונבדקים ביסודיות, ומספקים את החוזים האמינים הנוחים .והיעילים ביותר</text:p>
      <text:p text:style-name="P1"><text:span text:style-name="T1">נשמח לשמוע מכם בהקדם</text:span></text:p>
      <text:p text:style-name="P3"/>
      <text:p text:style-name="P1"><text:span text:style-name="T1">בברכה</text:span></text:p>
      <text:p text:style-name="P8"><text:span text:style-name="T1">בר יהודאי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נספח א'</text:p>
      <text:p text:style-name="P10"><text:span text:style-name="T18">Token name: FundToken</text:span></text:p>
      <text:p text:style-name="P14">Token Symbol: FND</text:p>
      <text:p text:style-name="P14">Decimals: 8</text:p>
      <text:p text:style-name="P14">Token Launch Price: 1 ETH = 1000 FND</text:p>
      <text:p text:style-name="P14">Token Supply: 200,000,000 FND in total. </text:p>
      <text:p text:style-name="P11"/>
      <text:p text:style-name="P12">Burn: Tokens left undistributed after the token</text:p>
      <text:p text:style-name="P12">launch will be immediately <text:span text:style-name="T7">burnt (destroyed),</text:span> thus reducing the</text:p>
      <text:p text:style-name="P12">post-token launch token supply and thereby increasing each token</text:p>
      <text:p text:style-name="P12">holder’s share of the total supply of FND proportionally.</text:p>
      <text:p text:style-name="P14"/>
      <text:p text:style-name="P14">Token Launch Target: Maximum of: 150,000,000 FND</text:p>
      <text:p text:style-name="P14"/>
      <text:p text:style-name="P14">Lockup period: 180 days </text:p>
      <text:p text:style-name="P14"/>
      <text:p text:style-name="P14">Token Launch timeline:</text:p>
      <text:p text:style-name="P14"/>
      <text:p text:style-name="P14">Start Date: November 24th, 2017 (GMT 12:00)</text:p>
      <text:p text:style-name="P14">End Date: December 24th, 2017 (GMT 12:00)</text:p>
      <text:h text:style-name="P38" text:outline-level="3"><text:bookmark text:name="m_4506356727130268500gmail-m_-3126978739226082632m_1603188754724964554gmail-m_6018838880553150773gmail-docs-internal-guid-282295d7-fc9c-e217-0539-06ebce69525b"/>Bonus Schedule</text:h>
      <text:p text:style-name="P15">Purchasers of FundTokens during the token launch will enjoy a bonus on their token purchas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<text:span text:style-name="T9">First 48 Hours<text:line-break/>November 24th, 2017 12:00 GMT - November 26th, 2017 12:00 GMT</text:span></text:p>
          </table:table-cell>
          <table:table-cell table:style-name="Table1.A1" office:value-type="string">
            <text:p text:style-name="P35">20%</text:p>
          </table:table-cell>
        </table:table-row>
        <table:table-row>
          <table:table-cell table:style-name="Table1.A1" office:value-type="string">
            <text:p text:style-name="P36">Rest of First Week</text:p>
            <text:p text:style-name="P34">November 26th, 2017 12:00 GMT - December 1st, 2017 12:00 GMT</text:p>
          </table:table-cell>
          <table:table-cell table:style-name="Table1.A1" office:value-type="string">
            <text:p text:style-name="P37">10% </text:p>
          </table:table-cell>
        </table:table-row>
      </table:table>
      <text:p text:style-name="P16"/>
      <text:p text:style-name="P22">Wallets For Token Distribution:</text:p>
      <text:p text:style-name="P24"><text:span text:style-name="T17">ETH Admin Wallet : </text:span><text:span text:style-name="T16">0x594321B2A3c99AEd3c3a72aE89</text:span></text:p>
      <text:p text:style-name="P17"><text:span text:style-name="T14">75% of tokens are offered for sale to participants wallets.<text:line-break/></text:span><text:span text:style-name="T15">6% Go to Post-ICO Promotion wallet : </text:span><text:span text:style-name="T16">0x9d3FC65E9F69dA885907645F13</text:span></text:p>
      <text:p text:style-name="P20">4% Go to Bounty wallet : <text:span text:style-name="T13">0x88EcC2Dc6E7AB58d73F9E2B1B3</text:span></text:p>
      <text:p text:style-name="P23">2% Go to TIR Adviser </text:p>
      <text:p text:style-name="P19">0x97eC90780aC0c2D575c13b91c0F8</text:p>
      <text:p text:style-name="P18"/>
      <text:p text:style-name="P19">==============================</text:p>
      <text:p text:style-name="P18"/>
      <text:p text:style-name="P19"><text:span text:style-name="T8">5% GO to </text:span><text:span text:style-name="T11">L</text:span><text:span text:style-name="T7">ockup period</text:span><text:span text:style-name="T8"> Founders wallet : </text:span><text:span text:style-name="T10">0x2A178165Ee50c059243fC03729</text:span></text:p>
      <text:p text:style-name="P21"/>
      <text:p text:style-name="P19"><text:span text:style-name="T8">8%  Go to </text:span><text:span text:style-name="T11">L</text:span><text:span text:style-name="T7">ockup period</text:span> <text:span text:style-name="T8">Team &amp; advisors wallet + (ICO Rocket + Early investors) : </text:span><text:span text:style-name="T10">0x992409371512Eb18227ce19c13</text:span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Montserrat" svg:font-family="Montserrat"/>
    <style:font-face style:name="Proxima Nova" svg:font-family="'Proxima Nova'"/>
    <style:font-face style:name="Times New Roman" svg:font-family="'Times New Roman'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1:47:21.890748145</dc:date>
    <meta:editing-duration>PT9H36M3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45" meta:word-count="327" meta:character-count="2041" meta:non-whitespace-character-count="1746"/>
  </office:meta>
</office:document-meta>
</file>